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view</text:h>
      <text:list xml:id="list497782221" text:style-name="L1">
        <text:list-item>
          <text:p text:style-name="P10">Skaeda lets you manage your web bookmarks from any computer connected to Internet</text:p>
        </text:list-item>
        <text:list-item>
          <text:p text:style-name="P10">Works on the major browsers: Chrome, Internet Explorer, Safari, Firefox, Opera, ...</text:p>
        </text:list-item>
        <text:list-item>
          <text:p text:style-name="P10">Designed to be as easy to use as possible</text:p>
        </text:list-item>
        <text:list-item>
          <text:p text:style-name="P10">Organize your bookmarks in groups, tags or automatic groups</text:p>
        </text:list-item>
        <text:list-item>
          <text:p text:style-name="P10">Quick search based on bookmarks' name, description and URL</text:p>
        </text:list-item>
        <text:list-item>
          <text:p text:style-name="P10">Import and export your bookmarks from/to browsers or on-line bookmark managers</text:p>
        </text:list-item>
      </text:list>
      <text:h text:style-name="Heading_20_1" text:outline-level="1">Features</text:h>
      <text:h text:style-name="Heading_20_2" text:outline-level="2">General Structure</text:h>
      <text:list xml:id="list1544878593" text:style-name="L2">
        <text:list-item>
          <text:p text:style-name="P1">One single screen layout, with three columns</text:p>
        </text:list-item>
        <text:list-item>
          <text:p text:style-name="P1">First column: allows organize your bookmarks by groups or by tags</text:p>
        </text:list-item>
        <text:list-item>
          <text:p text:style-name="P1">Second column: lists the bookmarks included in the selected group or tag</text:p>
        </text:list-item>
        <text:list-item>
          <text:p text:style-name="P1">Third column: shows the bookmark details (name, URL, screen-shot, visits, ...) </text:p>
        </text:list-item>
      </text:list>
      <text:h text:style-name="Heading_20_2" text:outline-level="2">Smart and Manual Groups</text:h>
      <text:list xml:id="list299970871" text:style-name="L3">
        <text:list-item>
          <text:p text:style-name="P2">Each bookmark can be easily assigned to several manual groups</text:p>
        </text:list-item>
        <text:list-item>
          <text:p text:style-name="P2">Smart groups automatically include bookmarks according to several filters</text:p>
        </text:list-item>
        <text:list-item>
          <text:p text:style-name="P2">Filters can constraint on name, URL, number of visits, last visit date, etc.</text:p>
        </text:list-item>
        <text:list-item>
          <text:p text:style-name="P2">Two special smart groups: “All bookmarks” and “Deleted bookmarks”</text:p>
        </text:list-item>
      </text:list>
      <text:h text:style-name="Heading_20_2" text:outline-level="2">Social Tagging</text:h>
      <text:list xml:id="list584561044" text:style-name="L4">
        <text:list-item>
          <text:p text:style-name="P3">Each bookmark can be concisely described with several tags</text:p>
        </text:list-item>
        <text:list-item>
          <text:p text:style-name="P3">You can create any set of tags in your native language</text:p>
        </text:list-item>
        <text:list-item>
          <text:p text:style-name="P3">Your tags are internally translated to English</text:p>
        </text:list-item>
        <text:list-item>
          <text:p text:style-name="P3">You can find the bookmarks of other users with our tags (available soon)</text:p>
        </text:list-item>
      </text:list>
      <text:h text:style-name="Heading_20_2" text:outline-level="2">Bookmark Management</text:h>
      <text:list xml:id="list134429477" text:style-name="L5">
        <text:list-item>
          <text:p text:style-name="P4">Assign a name, an URL and a description to every bookmark</text:p>
        </text:list-item>
        <text:list-item>
          <text:p text:style-name="P4">The service automatically creates an icon and an screenshot for the URL</text:p>
        </text:list-item>
        <text:list-item>
          <text:p text:style-name="P4">You can easily add, edit, delete and access your bookmarks</text:p>
        </text:list-item>
        <text:list-item>
          <text:p text:style-name="P4">You can use “Drag &amp; Drop” to assign bookmarks to manual groups or tags</text:p>
        </text:list-item>
      </text:list>
      <text:h text:style-name="Heading_20_2" text:outline-level="2">Quick Search</text:h>
      <text:list xml:id="list1221531224" text:style-name="L6">
        <text:list-item>
          <text:p text:style-name="P5">Search partial strings on bookmark name, description or URL</text:p>
        </text:list-item>
        <text:list-item>
          <text:p text:style-name="P5">It is really fast because it works on your local computer memory</text:p>
        </text:list-item>
      </text:list>
      <text:h text:style-name="Heading_20_2" text:outline-level="2">Import and Export</text:h>
      <text:list xml:id="list935255681" text:style-name="L7">
        <text:list-item>
          <text:p text:style-name="P6">Import your bookmarks from a standard bookmark's file</text:p>
        </text:list-item>
        <text:list-item>
          <text:p text:style-name="P6">Thus, you can virtually import from any browser or on-line bookmark service</text:p>
        </text:list-item>
        <text:list-item>
          <text:p text:style-name="P6">You can also export your Skaeda bookmarks to any other bookmark manager</text:p>
        </text:list-item>
      </text:list>
      <text:h text:style-name="Heading_20_2" text:outline-level="2">Bookmarklet</text:h>
      <text:list xml:id="list792192540" text:style-name="L8">
        <text:list-item>
          <text:p text:style-name="P7">A bookmarklet is a link that can be installed on your browser</text:p>
        </text:list-item>
        <text:list-item>
          <text:p text:style-name="P7">It lets you create a Skaeda bookmark of the page you are browsing right now</text:p>
        </text:list-item>
        <text:list-item>
          <text:p text:style-name="P7"><text:soft-page-break/>You can assign manual groups and tags to the new bookmark</text:p>
        </text:list-item>
        <text:list-item>
          <text:p text:style-name="P7">You don't even have to open a Skaeda's page for the bookmark let to work</text:p>
        </text:list-item>
      </text:list>
      <text:h text:style-name="Heading_20_2" text:outline-level="2">Instant Synchronization</text:h>
      <text:list xml:id="list2157589631" text:style-name="L9">
        <text:list-item>
          <text:p text:style-name="P8">All information keep instantly synchronized through simultaneous Skaeda sessions</text:p>
        </text:list-item>
        <text:list-item>
          <text:p text:style-name="P8">You can also synchronize Skaeda's information on tablet PCs (iPad, Android, etc.)</text:p>
        </text:list-item>
      </text:list>
      <text:h text:style-name="Heading_20_2" text:outline-level="2">Subscriptions and Invitations</text:h>
      <text:list xml:id="list114075617" text:style-name="L10">
        <text:list-item>
          <text:p text:style-name="P9">Subscribe annually a premium account to deal with unlimited bookmarks</text:p>
        </text:list-item>
        <text:list-item>
          <text:p text:style-name="P9">Alternatively, create a free 100-bookmarks limited account</text:p>
        </text:list-item>
        <text:list-item>
          <text:p text:style-name="P9">Invite your friends to the Skaeda's service</text:p>
        </text:list-item>
        <text:list-item>
          <text:p text:style-name="P9">Each friend that register a free or premium account will give you 25 extra bookmarks</text:p>
        </text:list-item>
        <text:list-item>
          <text:p text:style-name="P9">This way, you can get up to 200-bookmarks on a free accoun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19cm" fo:margin-bottom="0.109cm" style:page-number="auto"/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admin </meta:initial-creator>
    <meta:creation-date>2011-08-18T10:24:35</meta:creation-date>
    <dc:date>2011-08-19T10:38:31</dc:date>
    <dc:creator>Sysadmin </dc:creator>
    <meta:editing-duration>PT03H33M07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2" meta:paragraph-count="49" meta:word-count="483" meta:character-count="2710"/>
  </office:meta>
</office:document-meta>
</file>